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adornments="Regular"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Text_20_body">
      <style:text-properties officeooo:rsid="000e5f48" officeooo:paragraph-rsid="00104dda"/>
    </style:style>
    <style:style style:name="P2" style:family="paragraph" style:parent-style-name="Text_20_body">
      <style:text-properties officeooo:rsid="0012403f" officeooo:paragraph-rsid="0012c35e"/>
    </style:style>
    <style:style style:name="P3" style:family="paragraph" style:parent-style-name="Text_20_body">
      <style:text-properties officeooo:rsid="0012403f" officeooo:paragraph-rsid="0012d3ea"/>
    </style:style>
    <style:style style:name="P4" style:family="paragraph" style:parent-style-name="Text_20_body">
      <style:text-properties officeooo:rsid="0012c35e" officeooo:paragraph-rsid="00136ce6"/>
    </style:style>
    <style:style style:name="P5" style:family="paragraph" style:parent-style-name="Text_20_body">
      <style:text-properties officeooo:rsid="0013fd76" officeooo:paragraph-rsid="0013fd76"/>
    </style:style>
    <style:style style:name="P6" style:family="paragraph" style:parent-style-name="Text_20_body">
      <style:text-properties officeooo:rsid="0013fd76" officeooo:paragraph-rsid="00141138"/>
    </style:style>
    <style:style style:name="P7" style:family="paragraph" style:parent-style-name="Text_20_body">
      <style:text-properties officeooo:rsid="00154833" officeooo:paragraph-rsid="00154833"/>
    </style:style>
    <style:style style:name="P8" style:family="paragraph" style:parent-style-name="Text_20_body">
      <style:text-properties officeooo:rsid="00154833" officeooo:paragraph-rsid="00163ceb"/>
    </style:style>
    <style:style style:name="P9" style:family="paragraph" style:parent-style-name="Text_20_body">
      <style:text-properties officeooo:rsid="00163ceb" officeooo:paragraph-rsid="00163ceb"/>
    </style:style>
    <style:style style:name="P10" style:family="paragraph" style:parent-style-name="Text_20_body">
      <style:text-properties officeooo:rsid="0017b503" officeooo:paragraph-rsid="0017b503"/>
    </style:style>
    <style:style style:name="P11" style:family="paragraph" style:parent-style-name="Text_20_body">
      <style:text-properties officeooo:rsid="0017eac1" officeooo:paragraph-rsid="0017eac1"/>
    </style:style>
    <style:style style:name="P12" style:family="paragraph" style:parent-style-name="Text_20_body">
      <style:text-properties officeooo:rsid="0017eac1" officeooo:paragraph-rsid="00189ca8"/>
    </style:style>
    <style:style style:name="P13" style:family="paragraph" style:parent-style-name="Text_20_body">
      <style:text-properties officeooo:rsid="00189ca8" officeooo:paragraph-rsid="00189ca8"/>
    </style:style>
    <style:style style:name="P14" style:family="paragraph" style:parent-style-name="Text_20_body">
      <style:text-properties officeooo:rsid="00193812" officeooo:paragraph-rsid="00193812"/>
    </style:style>
    <style:style style:name="T1" style:family="text">
      <style:text-properties fo:font-style="normal" style:font-style-asian="normal" style:font-style-complex="normal"/>
    </style:style>
    <style:style style:name="T2" style:family="text">
      <style:text-properties fo:font-style="normal" officeooo:rsid="000d3759" style:font-style-asian="normal" style:font-style-complex="normal"/>
    </style:style>
    <style:style style:name="T3" style:family="text">
      <style:text-properties fo:font-style="normal" officeooo:rsid="00136ce6" style:font-style-asian="normal" style:font-style-complex="normal"/>
    </style:style>
    <style:style style:name="T4" style:family="text">
      <style:text-properties fo:font-style="normal" officeooo:rsid="000e5f48" style:font-style-asian="normal" style:font-style-complex="normal"/>
    </style:style>
    <style:style style:name="T5" style:family="text">
      <style:text-properties fo:font-style="normal" officeooo:rsid="00104dda" style:font-style-asian="normal" style:font-style-complex="normal"/>
    </style:style>
    <style:style style:name="T6" style:family="text">
      <style:text-properties style:text-position="sub 58%" fo:font-style="normal" officeooo:rsid="00104dda" style:font-style-asian="normal" style:font-style-complex="normal"/>
    </style:style>
    <style:style style:name="T7" style:family="text">
      <style:text-properties fo:font-style="normal" officeooo:rsid="001de2a4" style:font-style-asian="normal" style:font-style-complex="normal"/>
    </style:style>
    <style:style style:name="T8" style:family="text">
      <style:text-properties fo:font-style="normal" officeooo:rsid="0012c35e" style:font-style-asian="normal" style:font-style-complex="normal"/>
    </style:style>
    <style:style style:name="T9" style:family="text">
      <style:text-properties fo:font-style="normal" fo:font-weight="normal" officeooo:rsid="00104dda" style:font-style-asian="normal" style:font-weight-asian="normal" style:font-style-complex="normal" style:font-weight-complex="normal"/>
    </style:style>
    <style:style style:name="T10" style:family="text">
      <style:text-properties style:text-position="0% 100%" fo:font-style="normal" officeooo:rsid="00104dda" style:font-style-asian="normal" style:font-style-complex="normal"/>
    </style:style>
    <style:style style:name="T11" style:family="text">
      <style:text-properties style:text-position="0% 100%" fo:font-style="normal" style:font-style-asian="normal" style:font-style-complex="normal"/>
    </style:style>
    <style:style style:name="T12" style:family="text">
      <style:text-properties style:text-position="sub 58%" fo:font-style="normal" style:font-style-asian="normal" style:font-style-complex="normal"/>
    </style:style>
    <style:style style:name="T13" style:family="text">
      <style:text-properties style:text-position="sub 58%" fo:font-style="normal" officeooo:rsid="0012c35e" style:font-style-asian="normal" style:font-style-complex="normal"/>
    </style:style>
    <style:style style:name="T14" style:family="text">
      <style:text-properties style:text-position="0% 100%" fo:font-style="normal" officeooo:rsid="0012c35e" style:font-style-asian="normal" style:font-style-complex="normal"/>
    </style:style>
    <style:style style:name="T15" style:family="text">
      <style:text-properties style:text-position="0% 100%" fo:font-style="normal" officeooo:rsid="001edeaa" style:font-style-asian="normal" style:font-style-complex="normal"/>
    </style:style>
    <style:style style:name="T16" style:family="text">
      <style:text-properties style:text-position="0% 100%" fo:font-style="italic" officeooo:rsid="0012c35e" style:font-style-asian="italic" style:font-style-complex="italic"/>
    </style:style>
    <style:style style:name="T17" style:family="text">
      <style:text-properties style:text-position="sub 58%" fo:font-style="normal" fo:font-weight="normal" officeooo:rsid="0012d3ea" style:font-style-asian="normal" style:font-weight-asian="normal" style:font-style-complex="normal" style:font-weight-complex="normal"/>
    </style:style>
    <style:style style:name="T18" style:family="text">
      <style:text-properties style:text-position="0% 100%" fo:font-style="normal" officeooo:rsid="0012d3ea" style:font-style-asian="normal" style:font-style-complex="normal"/>
    </style:style>
    <style:style style:name="T19" style:family="text">
      <style:text-properties style:text-position="sub 58%" fo:font-style="normal" officeooo:rsid="0012d3ea" style:font-style-asian="normal" style:font-style-complex="normal"/>
    </style:style>
    <style:style style:name="T20" style:family="text">
      <style:text-properties style:text-position="0% 100%" fo:font-style="normal" officeooo:rsid="00136ce6" style:font-style-asian="normal" style:font-style-complex="normal"/>
    </style:style>
    <style:style style:name="T21" style:family="text">
      <style:text-properties style:text-position="sub 58%" fo:font-style="normal" officeooo:rsid="00136ce6" style:font-style-asian="normal" style:font-style-complex="normal"/>
    </style:style>
    <style:style style:name="T22" style:family="text">
      <style:text-properties style:text-position="0% 100%" fo:font-style="normal" officeooo:rsid="00141138" style:font-style-asian="normal" style:font-style-complex="normal"/>
    </style:style>
    <style:style style:name="T23" style:family="text">
      <style:text-properties style:text-position="sub 58%" fo:font-style="normal" officeooo:rsid="00141138" style:font-style-asian="normal" style:font-style-complex="normal"/>
    </style:style>
    <style:style style:name="T24" style:family="text">
      <style:text-properties style:text-position="0% 100%" fo:font-style="normal" officeooo:rsid="00163ceb" style:font-style-asian="normal" style:font-style-complex="normal"/>
    </style:style>
    <style:style style:name="T25" style:family="text">
      <style:text-properties style:text-position="sub 58%" fo:font-style="normal" officeooo:rsid="00163ceb" style:font-style-asian="normal" style:font-style-complex="normal"/>
    </style:style>
    <style:style style:name="T26" style:family="text">
      <style:text-properties style:text-position="0% 100%" fo:font-style="normal" officeooo:rsid="0022172c" style:font-style-asian="normal" style:font-style-complex="normal"/>
    </style:style>
    <style:style style:name="T27" style:family="text">
      <style:text-properties style:text-position="0% 100%" fo:font-style="italic" style:font-style-asian="italic" style:font-style-complex="italic"/>
    </style:style>
    <style:style style:name="T28" style:family="text">
      <style:text-properties style:text-position="0% 100%" fo:font-style="normal" officeooo:rsid="00189ca8" style:font-style-asian="normal" style:font-style-complex="normal"/>
    </style:style>
    <style:style style:name="T29" style:family="text">
      <style:text-properties style:text-position="sub 58%" fo:font-style="normal" officeooo:rsid="00189ca8" style:font-style-asian="normal" style:font-style-complex="normal"/>
    </style:style>
    <style:style style:name="T30" style:family="text">
      <style:text-properties style:text-position="0% 100%" fo:font-style="normal" officeooo:rsid="0017eac1" style:font-style-asian="normal" style:font-style-complex="normal"/>
    </style:style>
    <style:style style:name="T31" style:family="text">
      <style:text-properties style:text-position="sub 58%" fo:font-style="normal" officeooo:rsid="001af40d" style:font-style-asian="normal" style:font-style-complex="normal"/>
    </style:style>
    <style:style style:name="T32" style:family="text">
      <style:text-properties style:text-position="0% 100%" fo:font-style="normal" officeooo:rsid="001af40d"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illeleje</text:p>
      <text:p text:style-name="Text_20_body">Novellen “<text:span text:style-name="T1">Gilleleje”, skrevet af Jan Sonnergaard, er en novelle fra novellesamlingen “Sidste søndag i oktober” udgivet i år 2000. </text:span><text:span text:style-name="T2">Novellen omhandler hovedpersonen, en middelaldrende kvinde som i mange år har levet i en prekær situation i forhold til arbejde. Fra hendes tid ved arbejdsformidlingen, er hun midlertidig</text:span><text:span text:style-name="T3">t</text:span><text:span text:style-name="T2"> ansat på forskellige arbejdspladser. Hun pådrager sig efterhånden nogle færdigheder, som resultere</text:span><text:span text:style-name="T3">r</text:span><text:span text:style-name="T2"> i, at hun får et fast arbejde med ordentlig løn. Handlingsforløbet slutter med, hun igen begynder at drømme større, end det hun allerede har opnået. </text:span><text:span text:style-name="T4">Efter novellen reflekterer forfatteren i førsteperson over kvinden i novellen, her sammenligner forfatteren med sangen “Frankie Teardrop”.</text:span></text:p>
      <text:p text:style-name="P1"><text:span text:style-name="T1">I handlingsforløbet fortælles der kronologisk om kvindens oplevelser på arbejdsmarkedet. </text:span><text:span text:style-name="T5">Det starter ved arbejdsformidlingen. “I begyndelsen var der Arbejdsformidlingen [jobcentret].”</text:span><text:span text:style-name="T6">(l. 1)</text:span><text:span text:style-name="T5">. Vi får ikke a</text:span><text:span text:style-name="T7">t</text:span><text:span text:style-name="T5"> vide, hvordan kvinden fandt sig selv i mangel på arbejde og derfor på jobcentret. Handlingsforløbet løber derefter kronologisk. </text:span><text:span text:style-name="T8">“</text:span><text:span text:style-name="T5">I en uge, hos “American Express</text:span><text:span text:style-name="T9">”</text:span><text:span text:style-name="T5"> ude i Valby.</text:span><text:span text:style-name="T8">”</text:span><text:span text:style-name="T6">(l. 6)</text:span><text:span text:style-name="T10">, “Så derfor troede hun også på dem. I mange år”</text:span><text:span text:style-name="T6">(l. 23)</text:span><text:span text:style-name="T10">, “Derfor kom der en dag den midlertidige ansættelse.”</text:span><text:span text:style-name="T6">(l. 25)</text:span><text:span text:style-name="T10">. Vi får fortælt handlingen, i rækkefølgen som den er hændt uden flashbacks eller fremtidssyn.</text:span></text:p>
      <text:p text:style-name="P2"><text:span text:style-name="T10">N</text:span><text:span text:style-name="T11">ovellen handler i første omgang om, at kvinden går fra uholdbar beskæftligelse og dårlig økonomisk situation, til at hun opnår tilstrækkelige færdiger, som hun bruger til at anskaffe et stabilt økonomisk holdbart arbejde. Dette fører til, hun også kan forbedre hendes levesituation, ved at flytte til en bedre lejlighed.</text:span></text:p>
      <text:p text:style-name="P3"><text:span text:style-name="T11">I begyndelsen går hun fra det ene dårligt betalte arbejde til det andet. “Det var lange dage, som startede kl. 06.00 ved deres ”Lynformidling” på Svanevej i Københavns Nordvestkvarter, og senere i Tøndergade på Vesterbro.”</text:span><text:span text:style-name="T12">(l. 3)</text:span><text:span text:style-name="T11">. Hun arbejder på mange forskellige arbejdspladser, og da hun endelig får et bedre betalende arbejde inkasserede “bureauet stadig [...] 60% af bruttoindtjeningen”</text:span><text:span text:style-name="T13">(l. 28)</text:span><text:span text:style-name="T11">. </text:span><text:span text:style-name="T14">Hun har svært ved at holde et arbejde: “For det varede jo ikke ved, engagementet på Frederiksberg.”</text:span><text:span text:style-name="T13">l. 35).</text:span><text:span text:style-name="T14"> Og hun starter ud i handlingsforløber med lav selvtillid: “Det gjorde det aldrig.”</text:span><text:span text:style-name="T13">(l. 35)</text:span><text:span text:style-name="T14">. Hun forholder sig kynisk til sin situation. Dette ser man i, hvordan hendes tanker er formid</text:span><text:span text:style-name="T15">l</text:span><text:span text:style-name="T14">et. “[...] de </text:span><text:span text:style-name="T16">troede på hende</text:span><text:span text:style-name="T14">.”</text:span><text:span text:style-name="T17">(l. 21)</text:span><text:span text:style-name="T14"> Her er det forfatterens kursiv, </text:span><text:span text:style-name="T18">som viser kvindens skepsis. “[...] som hendes veninde Iben roste hende for og kaldte ”forrygende”.”</text:span><text:span text:style-name="T19">(l. 28)</text:span><text:span text:style-name="T18"> Her har forfatteren skrevet adjektivet i citationstegn for at vise, det er noget Iben har sagt til kvinden, men at det ikke er kvindens egen holdning.</text:span></text:p>
      <text:p text:style-name="P4"><text:span text:style-name="T11">Efterhånden i handlingsforløbet </text:span><text:span text:style-name="T20">observerer kvinden, hun har udviklet sig. De forskellige virksomheder, hun arbejdede i, brugte forskellige software-værktøjer. Hun startede ud med ikke at være særlig god til at bruge dem: “[...] hun vidste ikke hvad der var hvad og hvor de egentlige problemer lå, hvis der var problemer.”</text:span><text:span text:style-name="T21">(l. 40)</text:span><text:span text:style-name="T20">. Men efterhånden udviklede hun sine færdigheder med værktøjerne: “[...] og hvis hun havde brugt den før, vidste hun også, hvorledes proceduren var for at logge sig ind og logge sig ud og skifte skærmbillede og gemme og flette og lave makroer.”</text:span><text:span text:style-name="T21">(l. 41)</text:span><text:span text:style-name="T20">. Udover færdigheder i værktøjerne udvikleded hun også sine generelle færdigheder til at få arbejde: “Og efterhånden håndterede hun til perfektion det første møde med bossen, der altid kom forbi en uges tid efter hendes ansættelse. </text:span><text:span text:style-name="T22">[...] Dér var gehør.</text:span><text:span text:style-name="T20">”</text:span><text:span text:style-name="T21">(l. 45)</text:span><text:span text:style-name="T20">.</text:span></text:p>
      <text:p text:style-name="P5"><text:span text:style-name="T20">H</text:span><text:span text:style-name="T11">endes udvikling resulterer i, at hun bliver ansat i en fast stilling: “Og efter femten år kom lyset, og hun fik en stilling. [...] Og den var fast.”</text:span><text:span text:style-name="T12">(l. 52)</text:span><text:span text:style-name="T11">. Hun gik fra en fattig prekær situation, som kvinden beskrev som “mørk”</text:span><text:span text:style-name="T12">(l. 11)</text:span><text:span text:style-name="T11">, </text:span><text:span text:style-name="T15">og</text:span><text:span text:style-name="T11"> ender ud med en fast stilling med “[...] kapitalpension og opsparing [...]”</text:span><text:span text:style-name="T12">(l. 56)</text:span><text:span text:style-name="T11"> og at kunne “[...] flytte fra klubværelset til en andelslejlighed. ”</text:span><text:span text:style-name="T12">(l. 57)</text:span><text:span text:style-name="T11"> og senere kunne hun “købe en ejerlejlighed”</text:span><text:span text:style-name="T12">(l. 59)</text:span><text:span text:style-name="T11">. Hun går fra hvad hun beskrev som mørket til, hvad hun beskriver som lyset: “[...] efter femten år kom lyset”</text:span><text:span text:style-name="T12">(l. 52)</text:span><text:span text:style-name="T11">. </text:span><text:soft-page-break/><text:span text:style-name="T11">Kvinden tror på dette tidspunkt, hun har opnået sine mål. Hun har fået et godt arbejde, en god lejlighed og høj selvtillid: “Og hermed var der endegyldigt orden. Usikkerheden var ovre. Hun rankede ryggen, og kunne være bekendt at se sig selv i spejlet. Da var hun 47.”</text:span><text:span text:style-name="T12">(l. 59)</text:span><text:span text:style-name="T11">.</text:span></text:p>
      <text:p text:style-name="P6"><text:span text:style-name="T10">D</text:span><text:span text:style-name="T11">et er herefter man bliver præsenteret af den egentlige konflikt. “Og efter et stykke tid, hvor al energien var gået med at omstille sig til den nye virkelighed. Så begyndte hun at drømme igen.”</text:span><text:span text:style-name="T12">(l. 62)</text:span><text:span text:style-name="T11">. Selvom kvinden har opnået, hvad hun mente var “endegyldigt orden”, så er hun drømmer hun altså videre. </text:span><text:span text:style-name="T22">Hun gør sig store tanker om, hvilke oplevelser hun kunne få i Gilleleje. “Tænk sig blot at tage sin cykel, og så midt om sommeren at cykle op til Gilleleje. Der vil være mennesker, som venter på mig, og når jeg kommer, [...] Sikke en tanke! [...] Hvor bliver det dog vidunderligt!”</text:span><text:span text:style-name="T23">(l. 69, 76, 79)</text:span><text:span text:style-name="T22">.</text:span></text:p>
      <text:p text:style-name="P7"><text:span text:style-name="T11">Handlingen fortælles af en 3.-personsfortæller med indre syn i kvinden. “Og det syntes hun egentlig var meget godt.”</text:span><text:span text:style-name="T12">(l. 50)</text:span><text:span text:style-name="T11">. Vi får altså fortalt, hvad kvinde</text:span><text:span text:style-name="T15">n</text:span><text:span text:style-name="T11"> tænker. Fortælleren er personbunden og fortæller handlingen ud af kvindens syn</text:span><text:span text:style-name="T15">s</text:span><text:span text:style-name="T11">billede: “For årene havde lært hende, at alt afhang af situationen. Og hun var en mester til at bedømme en situation.”</text:span><text:span text:style-name="T12">(l. 47)</text:span><text:span text:style-name="T11">. Her er det kvindens egen holdning og reflektion, fortælleren formidler. Det er kvindens egen vurdering at “alt afhang af situationen”</text:span><text:span text:style-name="T12">(l. 47)</text:span><text:span text:style-name="T11"> og at “hun var en mester til at bedømme en situation”</text:span><text:span text:style-name="T12">(l. 47)</text:span><text:span text:style-name="T11">. Vi bliver ikke fortalt, hvorfor det er eller, </text:span><text:span text:style-name="T15">og vi</text:span><text:span text:style-name="T11"> får </text:span><text:span text:style-name="T15">det heller ikke </text:span><text:span text:style-name="T11">fortalt fra andre</text:span><text:span text:style-name="T15">s</text:span><text:span text:style-name="T11"> end kvindens eget synspunkt. Den subjektive fortæller stemmer også overens med andre steder i teksten, eksempelvis: “Der var mørkt”</text:span><text:span text:style-name="T12">(l. 11)</text:span><text:span text:style-name="T11">. Her er der ikke objektivt mørkt fra en naturvidenskabelig betragtning, det er istedet kvidens subjektive holdning om den situation, hun er i.</text:span></text:p>
      <text:p text:style-name="P8"><text:span text:style-name="T11">Handlingsforløbet foregår over mange år. </text:span><text:span text:style-name="T24">Eksempelvis: </text:span><text:span text:style-name="T11">“Så derfor troede hun også på dem. I mange år.”</text:span><text:span text:style-name="T25">(l. 23)</text:span><text:span text:style-name="T24">, “[...] kontrakten lød på 9 måneder [...]”</text:span><text:span text:style-name="T25">(l. 28) og</text:span><text:span text:style-name="T24"> “Og efter femten år kom lyset [...]”</text:span><text:span text:style-name="T25">(l. 52)</text:span><text:span text:style-name="T24">. Kvi</text:span><text:span text:style-name="T15">n</text:span><text:span text:style-name="T24">den oplever at være på mange forskellige arbejdspladser. Og det er disse mange oplevelser, der gør, hun udvikler hendes færdigheder: “Og efterhånden håndterede hun til perfektion det første møde med bossen, der altid kom forbi en uges tid efter hendes ansættelse”</text:span><text:span text:style-name="T25">(l. 45)</text:span><text:span text:style-name="T24">. Tiden og stederne hun befinder sig viser, at det er en substantiel del af kvindens liv. Det tager 15 år af hendes liv at udvikle færdighederne og finde den faste stilling.</text:span></text:p>
      <text:p text:style-name="P9"><text:span text:style-name="T11">Vi får ikke meget fortalt om kvinden udover hendes elendighed i starten af handlingsforløbet. Vi ved, kvinden har en veninde: “[...] som hendes veninde Iben roste hende for [...]”</text:span><text:span text:style-name="T12">(l. 28)</text:span><text:span text:style-name="T11">. I slutningen, da hun drømmer om Gilleleje</text:span><text:span text:style-name="T22">, </text:span><text:span text:style-name="T11">drømmer hun om ”en opstemt ung mand” og at møde “gode og rare mennesker”. “Tænk sig blot at tage sin cykel, og så midt om sommeren at cykle op til Gilleleje. Der vil være mennesker, som venter på mig, og når jeg kommer, vil de være glade og byde mig velkom men og invitere mig indenfor i et sommerhus, [...] jeg møder en opstemt ung mand i shorts og sejlersko [...] vi går hånd i hånd langs strandkanten [...] Jeg vil kun møde gode og rare og kønne mennesker [...]”</text:span><text:span text:style-name="T12">(l. 69)</text:span><text:span text:style-name="T11">. Ud fra dette kan vi tolke, kvinden sansynligvis hverken er gift eller har et særligt stort socialt netværk. Det kan tænkes, der også er en hvis komorbiditet i et begrænset socialt netværk og at have svært ved at få ordentligt arbejde.</text:span></text:p>
      <text:p text:style-name="P10"><text:span text:style-name="T11">I slutningen af handlingsforløbet ender kvinden ud i en god og stabil finan</text:span><text:span text:style-name="T26">s</text:span><text:span text:style-name="T11">iel situation. Hun har fået et godt arbejde og en god ejerlejlighed. Hun mener selv, at “hermed var der endegyldigt orden”</text:span><text:span text:style-name="T12">(l. 59)</text:span><text:span text:style-name="T11">. Hun går fra at drømme om at sige op og begå selvmord: “[...] så vidt som der overhovedet kom fantasier, drejede de sig i disse år kun om a) at sige op efter fem minutter [...] og finde en tilpas skarp kniv i fælleskøkkenet på femtesalen, åbne et par vener og vente.”</text:span><text:span text:style-name="T12">(l. 17)</text:span><text:span text:style-name="T11">. Fra dette går hun til at spise “friske rødspætter med </text:span><text:span text:style-name="T27">persille [</text:span><text:span text:style-name="T11">Forfatterens kursive for at fremhæve, kvinden selv syntes, det er fint.]. Og kartofter fra Samsø. Hvis de var nye.”</text:span><text:span text:style-name="T12">(l. 65)</text:span><text:span text:style-name="T11">. Og det er her i dette bedre miljø, hun har overskud til at drømme om Gilleleje. “Og denne gang drømte hun rigtigt.”</text:span><text:span text:style-name="T12">(l. 68)</text:span><text:span text:style-name="T11">. </text:span></text:p>
      <text:p text:style-name="P11"><text:soft-page-break/><text:span text:style-name="T11">Sproget er, som man ville forvente, hvis det var kvinden selv, der fortalte. Sproget er til tider lav stil og skrevet som talesprog. “Han ringede hende personligt op, uden om bureauet, og han fortalte lige ud af posen, at hvis hun ville ha‘ en stilling her hos dem, så kunne hun få den.”</text:span><text:span text:style-name="T12">(l. 53)</text:span><text:span text:style-name="T11">. Sætningen er sammensat, som talesprog. Informationen kommer løbende i sætningen som en tankestrøm, hvilket sætningskonstruktionen bæger præg af; “Han ringede uden om bureauet.” kunne eksempelvis have været en seperat sætning, men sætningskonstruktion her giver teksten energi og flow, og bidrager til subjektiviteten. Der bruges talemåder som “lige ud af posen” og afskårede ord som “ ha’ ”. Dette bidrager også til den subjektive fortællerstil.</text:span></text:p>
      <text:p text:style-name="P12"><text:span text:style-name="T11">De sidste 2 afsnit, er seperat fra novellen. Her er det forfatteren, der i førsteperson reflekterer over kvinden i novellens liv. Forfatteren reflekterer over, hvordan kvinden kan holde til det. “Hvorfor i alverden har denne rare, blide og prøvede kvinde dog ikke for lang tid siden smidt ufortyndet saltsyre direkte i ansigtet på sin nærmeste boss, arbejdsformidlingskonsulent eller politiker.”</text:span><text:span text:style-name="T12">(l. 83)</text:span><text:span text:style-name="T11">. Og forfatteren kommer her ind på novellens egentlige tematik. “Maskinen fortsatte tungt og mekanisk, og nummeret fortsatte i én uendelighed, ligesom livet, ligesom virkeligheden”(l. 94). Gennem beretningen om musiknummeret forklarer forfatteren tematikken, han er præget af. Tematiken er livet som en maskine, der fortsætter uendeligt. Kvinden i novellen, selvom at have arbejdet hårdt for at opnå hendes stilling, er stadig ikke tilfreds. Hun drømmer stadig om noget bedre. Fortælleren udtrykker endda, hvordan hun har mere kapacitet til at drømme, jo bedre hendes situation er. </text:span><text:span text:style-name="T28">Først </text:span><text:span text:style-name="T11">“</text:span><text:span text:style-name="T28">var [det] sjældent hun så dét billede [af Gilleleje]</text:span><text:span text:style-name="T11">”</text:span><text:span text:style-name="T29">(l. 12)</text:span><text:span text:style-name="T28"> og senere: “Og denne gang drømte hun rigtigt”</text:span><text:span text:style-name="T29">(l. 68)</text:span><text:span text:style-name="T28">. Den egentlige tematiken kan uddrages fra følgende uddrag.</text:span></text:p>
      <text:p text:style-name="Quotations">Men stadig var der ikke lyst. Der var skummelt, nærmest skummelt, for der var ikke længere så mørkt at man ikke kunne se en hånd for sig, men på den anden side var lyset stadig så langt borte, at tunnelen virkede som en grav.</text:p>
      <text:p text:style-name="P13">Jo mere man opnår, jo mere lys kan man se. Lys er her en metafor for drømme og abitioner—altså der hvor man gerne vil være. Jo længere kvinder kommer i hendes karrier, jo mere drømmer hun om Gilleleje. Hvordan kan hun holde det ud? Hvorfor har hun ikke “<text:span text:style-name="T30">midt ufortyndet saltsyre direkte i ansigtet på sin nærmeste boss”? </text:span><text:span text:style-name="T11">Hvorfor har hun ikke sat “pistolen for sin egen tinding”? Kvinden er fanget i livets uendelig maskine. Hvordan kan hun holde det ud?</text:span></text:p>
      <text:p text:style-name="P14"><text:span text:style-name="T11">I artiklen »Morten Albæk til de unge: ”Nej, du kan ikke blive, lige hvad du vil”« af Morten Albæk, udgivet i Berlingske d. 13. maj 2020, forklarer Morten Albæk, hvordan nøglen til livet ikke er lønstigen eller gode karakterer. Nærmere, mener han, er det selvrespekt, selvværd og anderkendelsen af ens svagheder. Han siger: “[u]anset hvor mange (løn)trin, du når at kravle, kommer karrierestigen aldrig til at kunne frelse dig fra dine fortrydelser, når kisten lukker.” Og siger istedet, at “[d]en stige, jeg her taler om, er Selvrespektens Stige. En stige, der står på et fundament af ærlighed. Over for dig selv og over for andre.”.</text:span></text:p>
      <text:p text:style-name="P14"><text:span text:style-name="T11">I novellen om kvinden, har kvinden fra hendes eget syn kun én vej at gå. Det er op ad karrierstigen, som Morten Albæk kalder den. Morten Albæk mener: “Kun i kraft af selverkendelsen vinder du muligheden for at udvikle et sundt og stærkt selvværd.” Fra dette perspektiv vinder kvinden ikke noget, ved at få bedre arbejde eller bedre lejlighed. Dette ser vi også i novellen. Selvom hun har fået et bedre arbejde, er hun ikke holdt op med at drømme om det bedre. Men kvinden i novellen vinder også selvrespekt og selvværd. Idet hun sætter sig ind i IT-systemerne og bliver god til at stille sig frem overfor chefen, bliver hun gladere for sig selv. “Hun rankede ryggen, og kunne være bekendt at se sig selv i spejlet.”</text:span><text:span text:style-name="T31">(l. 59)</text:span><text:span text:style-name="T32">. Forfatteren er da vildfaren, i sammenligningen med sangen i slutningen. Forfatteren ser kun livet som en uendelig maskine, fordi forfatteren kun kan se, at livet handler om, at man skal opnå mere—man bliver aldrig glad for, hvad man har, </text:span><text:soft-page-break/><text:span text:style-name="T32">man vil altid have mere. Her har Morten Albæk altså et andet syn. Han mener, man finder lykken udenfor maskinen, og at hvis man har selvrespekt udenfor maskinen, har man den også indeni.</text:span></text:p>
      <text:p text:style-name="Quotations">Kun i kraft af selverkendelsen vinder du muligheden for at udvikle et sundt og stærkt selvværd.</text:p>
      <text:p text:style-name="P5"><text:span text:style-name="T11"><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adornments="Regular"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erif" fo:font-family="'Liberation Serif'" style:font-style-name="Regular" style:font-family-generic="roman" style:font-pitch="variable" fo:font-size="11pt"/>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Liberation Serif" fo:font-family="'Liberation Serif'" style:font-style-name="Regular" style:font-family-generic="roman" style:font-pitch="variable" fo:font-size="11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0d3759" officeooo:paragraph-rsid="000d375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Simon From Jakobsen</text:p>
        <text:p text:style-name="MP1">20ia DA</text:p>
      </style:header>
      <style:footer>
        <text:p text:style-name="MP2"><text:bookmark-start text:name="PageNumWizard_FOOTER_Default Page Style3"/><text:page-number text:select-page="current">4</text:page-number><text:bookmark-end text:name="PageNumWizard_FOOTER_Default Page Style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9T10:10:57.242930452</meta:creation-date>
    <dc:date>2024-11-19T14:26:30.534267943</dc:date>
    <meta:editing-duration>PT2H21M2S</meta:editing-duration>
    <meta:editing-cycles>20</meta:editing-cycles>
    <meta:generator>LibreOffice/24.8.3.2$Linux_X86_64 LibreOffice_project/480$Build-2</meta:generator>
    <meta:document-statistic meta:table-count="0" meta:image-count="0" meta:object-count="0" meta:page-count="4" meta:paragraph-count="25" meta:word-count="2099" meta:character-count="12778" meta:non-whitespace-character-count="10703"/>
  </office:meta>
</office:document-meta>
</file>